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 style:writing-mode="lr-tb"/>
    </style:style>
    <style:style style:name="T1" style:family="text">
      <style:text-properties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Nome do projeto e Logo</text:h>
      <text:p text:style-name="P3"><text:span text:style-name="T1"/></text:p>
      <text:p text:style-name="P3"><text:span text:style-name="T1"/></text:p>
      <text:h text:style-name="Heading_20_2" text:outline-level="2">Instruções</text:h>
      <text:p text:style-name="Text_20_body"/>
      <text:p text:style-name="Text_20_body">Entregar o nome e o logo do projeto para avaliação </text:p>
      <text:h text:style-name="Heading_20_2" text:outline-level="2"/>
      <text:h text:style-name="Heading_20_2" text:outline-level="2">Meu trabalho</text:h>
      <text:p text:style-name="P3">Carregar deste dispositivo</text:p>
      <text:section text:style-name="Sect1" text:name="Seção1">
        <text:p text:style-name="P4"><text:bookmark text:name="root"/></text:p>
        <text:section text:style-name="Sect1" text:name="Seção2">
          <text:h text:style-name="P1" text:outline-level="2"><text:bookmark text:name="assignmentViewerVisibilityContainer"/>Pontos</text:h>
          <text:p text:style-name="P4">2 pontos possíveis</text:p>
        </text:section>
        <text:section text:style-name="Sect1" text:name="in-app-feedback-target">
          <text:p text:style-name="P4"/>
        </text:section>
      </text:section>
      <text:p text:style-name="Text_20_body"><text:bookmark text:name="screenReaderAnnouncement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0T15:36:39.846000000</meta:creation-date>
    <dc:date>2024-04-10T15:37:48.442000000</dc:date>
    <meta:editing-duration>PT1M8S</meta:editing-duration>
    <meta:editing-cycles>1</meta:editing-cycles>
    <meta:document-statistic meta:table-count="0" meta:image-count="0" meta:object-count="0" meta:page-count="1" meta:paragraph-count="7" meta:word-count="25" meta:character-count="145" meta:non-whitespace-character-count="126"/>
    <meta:generator>LibreOffice/7.0.1.2$Windows_X86_64 LibreOffice_project/7cbcfc562f6eb6708b5ff7d7397325de9e764452</meta:generator>
  </office:meta>
</office:document-meta>
</file>